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List_20_Contents">
      <style:paragraph-properties fo:margin-top="0in" fo:margin-bottom="0.1965in"/>
    </style:style>
    <style:style style:name="P11" style:family="paragraph" style:parent-style-name="List_20_Contents">
      <style:paragraph-properties fo:margin-top="0in" fo:margin-bottom="0.1965in"/>
      <style:text-properties fo:language="en" fo:country="US" style:language-complex="ar" style:country-complex="SA"/>
    </style:style>
    <style:style style:name="P12"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Contents">
      <style:text-properties style:font-name="Times New Roman"/>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Heading_20_1">
      <style:text-properties fo:language="en" fo:country="US" style:language-complex="ar" style:country-complex="SA"/>
    </style:style>
    <style:style style:name="P16" style:family="paragraph" style:parent-style-name="Heading_20_1" style:master-page-name="First_20_Page">
      <style:paragraph-properties style:page-number="auto"/>
    </style:style>
    <style:style style:name="P17"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font-size="12pt" style:font-name-asian="Helvetica1" style:font-size-asian="12pt" style:font-name-complex="Helvetica1"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07359424" text:id="ct307359424">
          <text:deletion>
            <office:change-info>
              <dc:creator>Bob Jacobsen</dc:creator>
              <dc:date>2012-09-19T09:04:00</dc:date>
            </office:change-info>
            <text:p text:style-name="List_20_Contents">message</text:p>
          </text:deletion>
        </text:changed-region>
        <text:changed-region xml:id="ct307251840" text:id="ct307251840">
          <text:insertion>
            <office:change-info>
              <dc:creator>Bob Jacobsen</dc:creator>
              <dc:date>2012-09-19T09:04:00</dc:date>
            </office:change-info>
          </text:insertion>
        </text:changed-region>
        <text:changed-region xml:id="ct265419824" text:id="ct265419824">
          <text:insertion>
            <office:change-info>
              <dc:creator>Bob Jacobsen</dc:creator>
              <dc:date>2012-09-19T09:02:00</dc:date>
            </office:change-info>
          </text:insertion>
        </text:changed-region>
        <text:changed-region xml:id="ct265603744" text:id="ct265603744">
          <text:insertion>
            <office:change-info>
              <dc:creator>Bob Jacobsen</dc:creator>
              <dc:date>2012-09-19T09: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8">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text:soft-page-break/>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DID and SID are specific types of Node ID (see below) and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text:change text:change-id="ct307359424"/><text:change-start text:change-id="ct307251840"/>data<text:change-end text:change-id="ct307251840"/> content transported by the Datagram Protocol. <text:s/>This can be up to 70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8">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oft-page-break/><text:s/>Node ID of the node to which a specific message is addressed. </text:p>
      <text:p text:style-name="List_20_Heading">Event Exchange Protocol</text:p>
      <text:p text:style-name="P13">Using PCER messages to propagate Event IDs<text:span text:style-name="T5"> from multiple source nodes to multiple destination nodes. These are typically used to announce that something of interest has happened on the layouts so that controlled devices can respond.</text:span><text:span text:style-name="T5"> Also includes inquiry and response messages for exam</text:span><text:span text:style-name="T5">ining configuration and status.</text:span></text:p>
      <text:p text:style-name="List_20_Heading">Event ID (EID)</text:p>
      <text:p text:style-name="P10">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text:soft-page-break/>Producer-Consumer Event Report (PCER)</text:p>
      <text:p text:style-name="List_20_Contents">OpenLCB message type sent globally by producers of a particular Event to indicate that it <text:span text:style-name="T4">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path or gateway.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4">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8">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ire protocol</text:p>
      <text:p text:style-name="P11">Version of the OpenLCB common messages, interactions, etc adapted to a particular transport mechanism. Examples are the wire protocols for CAN bus segments and TCP/IP links. </text:p>
      <text:h text:style-name="P15" text:outline-level="1"><text:soft-page-break/>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7">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change-start text:change-id="ct265419824"/></text:p>
      <text:p text:style-name="List_20_Heading">OpenLCB-CAN</text:p>
      <text:p text:style-name="List_20_Contents">Short form for “OpenLCB as implemented on a CAN link”. For example, “O<text:change-end text:change-id="ct265419824"/><text:change-start text:change-id="ct265603744"/>penLCB-CAN message” refers to an OpenLCB message formatted for transmission over a CAN link.<text:change-end text:change-id="ct265603744"/></text:p>
      <text:p text:style-name="P12">Segment</text:p>
      <text:p text:style-name="List_20_Contents">A single CAN segment is the set of CAN nodes that share CAN arbitra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Key Terms<text:tab/>1</text:p>
          <text:p text:style-name="P14"><text:s/>3 General Glossary<text:tab/>1</text:p>
          <text:p text:style-name="P14"><text:s/>4 CAN Glossary<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2-09-19T09:04:16">9/19/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9-19T09:04:16">Sep 19, 2012</text:date></text:p>
            </table:table-cell>
            <table:table-cell table:style-name="Table1.C1" office:value-type="string">
              <text:p text:style-name="MP7">Preliminary Updated</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2-09-19T09:04:16">9/19/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2</meta:editing-cycles>
    <meta:editing-duration>PT13H53M14S</meta:editing-duration>
    <meta:generator>OpenOffice.org/3.4$Unix OpenOffice.org_project/340m1$Build-9590</meta:generator>
    <dc:date>2012-09-19T09:04:16</dc:date>
    <dc:creator>Bob Jacobsen</dc:creator>
    <meta:document-statistic meta:table-count="1" meta:image-count="1" meta:object-count="0" meta:page-count="5" meta:paragraph-count="93" meta:word-count="1497" meta:character-count="9018"/>
    <meta:user-defined meta:name="Info 1"/>
    <meta:user-defined meta:name="Info 2"/>
    <meta:user-defined meta:name="Info 3"/>
    <meta:user-defined meta:name="Info 4"/>
  </office:meta>
</office:document-meta>
</file>